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wm_22" table:style-name="ta1">
        <table:shapes>
          <draw:frame draw:z-index="0" draw:style-name="gr1" draw:text-style-name="P1" svg:width="453.51pt" svg:height="255.09pt" svg:x="20.3pt" svg:y="7.31pt">
            <loext:p draw:notify-on-update-of-ranges="pwm_22.H1:pwm_22.H99 pwm_22.I1:pwm_22.I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.62pt" svg:y="263.96pt">
            <loext:p draw:notify-on-update-of-ranges="pwm_22.J1:pwm_22.J79 pwm_22.K1:pwm_22.K7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95.93pt" svg:y="181.42pt">
            <loext:p draw:notify-on-update-of-ranges="pwm_22.K1:pwm_22.K19 pwm_22.L1:pwm_22.L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567934989" calcext:value-type="float">
            <text:p>567934989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3" office:value-type="float" office:value="0.709999978542328" calcext:value-type="float">
            <text:p>0.7099999785</text:p>
          </table:table-cell>
          <table:table-cell table:number-columns-repeated="2" office:value-type="float" office:value="0.72000002861023" calcext:value-type="float">
            <text:p>0.7200000286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605890989" calcext:value-type="float">
            <text:p>605890989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3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643518924" calcext:value-type="float">
            <text:p>643518924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3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681513071" calcext:value-type="float">
            <text:p>68151307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97" calcext:value-type="float">
            <text:p>2997</text:p>
          </table:table-cell>
          <table:table-cell table:number-columns-repeated="3"/>
          <table:table-cell table:number-columns-repeated="3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719500064" calcext:value-type="float">
            <text:p>719500064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88" calcext:value-type="float">
            <text:p>2988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0.72000002861023" calcext:value-type="float">
            <text:p>0.7200000286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758153915" calcext:value-type="float">
            <text:p>758153915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74" calcext:value-type="float">
            <text:p>2974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0.72000002861023" calcext:value-type="float">
            <text:p>0.7200000286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796561956" calcext:value-type="float">
            <text:p>79656195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58" calcext:value-type="float">
            <text:p>2958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0.72000002861023" calcext:value-type="float">
            <text:p>0.7200000286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834546089" calcext:value-type="float">
            <text:p>834546089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36" calcext:value-type="float">
            <text:p>2936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0.72000002861023" calcext:value-type="float">
            <text:p>0.7200000286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872499942" calcext:value-type="float">
            <text:p>87249994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13" calcext:value-type="float">
            <text:p>2913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0.72000002861023" calcext:value-type="float">
            <text:p>0.7200000286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910628080" calcext:value-type="float">
            <text:p>910628080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887" calcext:value-type="float">
            <text:p>2887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0.72000002861023" calcext:value-type="float">
            <text:p>0.7200000286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948498964" calcext:value-type="float">
            <text:p>948498964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858" calcext:value-type="float">
            <text:p>2858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0.72000002861023" calcext:value-type="float">
            <text:p>0.7200000286</text:p>
          </table:table-cell>
        </table:table-row>
        <table:table-row table:style-name="ro1">
          <table:table-cell office:value-type="float" office:value="1553891356" calcext:value-type="float">
            <text:p>1553891356</text:p>
          </table:table-cell>
          <table:table-cell office:value-type="float" office:value="986520051" calcext:value-type="float">
            <text:p>98652005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826" calcext:value-type="float">
            <text:p>2826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0.72000002861023" calcext:value-type="float">
            <text:p>0.7200000286</text:p>
          </table:table-cell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24600028" calcext:value-type="float">
            <text:p>24600028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793" calcext:value-type="float">
            <text:p>2793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table:number-columns-repeated="2"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62659025" calcext:value-type="float">
            <text:p>62659025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760" calcext:value-type="float">
            <text:p>2760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table:number-columns-repeated="2"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100522041" calcext:value-type="float">
            <text:p>10052204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727" calcext:value-type="float">
            <text:p>2727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table:number-columns-repeated="2"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138550043" calcext:value-type="float">
            <text:p>138550043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694" calcext:value-type="float">
            <text:p>2694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0.709999978542328" calcext:value-type="float">
            <text:p>0.7099999785</text:p>
          </table:table-cell>
          <table:table-cell table:number-columns-repeated="2"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176479101" calcext:value-type="float">
            <text:p>17647910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659" calcext:value-type="float">
            <text:p>2659</text:p>
          </table:table-cell>
          <table:table-cell table:number-columns-repeated="3"/>
          <table:table-cell table:number-columns-repeated="3" office:value-type="float" office:value="0.709999978542328" calcext:value-type="float">
            <text:p>0.7099999785</text:p>
          </table:table-cell>
          <table:table-cell table:number-columns-repeated="2"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214453935" calcext:value-type="float">
            <text:p>214453935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627" calcext:value-type="float">
            <text:p>2627</text:p>
          </table:table-cell>
          <table:table-cell table:number-columns-repeated="3"/>
          <table:table-cell table:number-columns-repeated="3" office:value-type="float" office:value="0.709999978542328" calcext:value-type="float">
            <text:p>0.7099999785</text:p>
          </table:table-cell>
          <table:table-cell table:number-columns-repeated="2"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253637075" calcext:value-type="float">
            <text:p>253637075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597" calcext:value-type="float">
            <text:p>2597</text:p>
          </table:table-cell>
          <table:table-cell table:number-columns-repeated="3"/>
          <table:table-cell table:number-columns-repeated="3" office:value-type="float" office:value="0.709999978542328" calcext:value-type="float">
            <text:p>0.7099999785</text:p>
          </table:table-cell>
          <table:table-cell table:number-columns-repeated="2" office:value-type="float" office:value="0.730000019073486" calcext:value-type="float">
            <text:p>0.7300000191</text:p>
          </table:table-cell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291517019" calcext:value-type="float">
            <text:p>291517019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568" calcext:value-type="float">
            <text:p>2568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329535007" calcext:value-type="float">
            <text:p>329535007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539" calcext:value-type="float">
            <text:p>2539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367512941" calcext:value-type="float">
            <text:p>36751294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513" calcext:value-type="float">
            <text:p>2513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405584096" calcext:value-type="float">
            <text:p>40558409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487" calcext:value-type="float">
            <text:p>2487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443471908" calcext:value-type="float">
            <text:p>443471908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462" calcext:value-type="float">
            <text:p>2462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481458902" calcext:value-type="float">
            <text:p>48145890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438" calcext:value-type="float">
            <text:p>2438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519512891" calcext:value-type="float">
            <text:p>51951289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413" calcext:value-type="float">
            <text:p>2413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557529926" calcext:value-type="float">
            <text:p>55752992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389" calcext:value-type="float">
            <text:p>2389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40000009536743" calcext:value-type="float">
            <text:p>0.7400000095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595469951" calcext:value-type="float">
            <text:p>59546995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366" calcext:value-type="float">
            <text:p>2366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40000009536743" calcext:value-type="float">
            <text:p>0.7400000095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633657932" calcext:value-type="float">
            <text:p>63365793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343" calcext:value-type="float">
            <text:p>2343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40000009536743" calcext:value-type="float">
            <text:p>0.7400000095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671458959" calcext:value-type="float">
            <text:p>671458959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318" calcext:value-type="float">
            <text:p>2318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40000009536743" calcext:value-type="float">
            <text:p>0.7400000095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709562063" calcext:value-type="float">
            <text:p>709562063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293" calcext:value-type="float">
            <text:p>2293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59999990463257" calcext:value-type="float">
            <text:p>0.7599999905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747530937" calcext:value-type="float">
            <text:p>747530937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268" calcext:value-type="float">
            <text:p>2268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59999990463257" calcext:value-type="float">
            <text:p>0.7599999905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785521984" calcext:value-type="float">
            <text:p>785521984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243" calcext:value-type="float">
            <text:p>2243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59999990463257" calcext:value-type="float">
            <text:p>0.7599999905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823812007" calcext:value-type="float">
            <text:p>823812007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216" calcext:value-type="float">
            <text:p>2216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759999990463257" calcext:value-type="float">
            <text:p>0.7599999905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861434936" calcext:value-type="float">
            <text:p>86143493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191" calcext:value-type="float">
            <text:p>2191</text:p>
          </table:table-cell>
          <table:table-cell table:number-columns-repeated="3"/>
          <table:table-cell table:number-columns-repeated="2" office:value-type="float" office:value="0.709999978542328" calcext:value-type="float">
            <text:p>0.7099999785</text:p>
          </table:table-cell>
          <table:table-cell office:value-type="float" office:value="0.870000004768372" calcext:value-type="float">
            <text:p>0.8700000048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899452924" calcext:value-type="float">
            <text:p>899452924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166" calcext:value-type="float">
            <text:p>2166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.870000004768372" calcext:value-type="float">
            <text:p>0.8700000048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937510013" calcext:value-type="float">
            <text:p>937510013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142" calcext:value-type="float">
            <text:p>2142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.870000004768372" calcext:value-type="float">
            <text:p>0.8700000048</text:p>
          </table:table-cell>
          <table:table-cell table:number-columns-repeated="2"/>
        </table:table-row>
        <table:table-row table:style-name="ro1">
          <table:table-cell office:value-type="float" office:value="1553891357" calcext:value-type="float">
            <text:p>1553891357</text:p>
          </table:table-cell>
          <table:table-cell office:value-type="float" office:value="975490093" calcext:value-type="float">
            <text:p>975490093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118" calcext:value-type="float">
            <text:p>2118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.870000004768372" calcext:value-type="float">
            <text:p>0.8700000048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13504028" calcext:value-type="float">
            <text:p>13504028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093" calcext:value-type="float">
            <text:p>2093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.35000002384186" calcext:value-type="float">
            <text:p>1.3500000238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51424026" calcext:value-type="float">
            <text:p>5142402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070" calcext:value-type="float">
            <text:p>2070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.35000002384186" calcext:value-type="float">
            <text:p>1.3500000238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89437007" calcext:value-type="float">
            <text:p>89437007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047" calcext:value-type="float">
            <text:p>2047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.35000002384186" calcext:value-type="float">
            <text:p>1.3500000238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127423048" calcext:value-type="float">
            <text:p>127423048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025" calcext:value-type="float">
            <text:p>2025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.35000002384186" calcext:value-type="float">
            <text:p>1.3500000238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165410995" calcext:value-type="float">
            <text:p>165410995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203563928" calcext:value-type="float">
            <text:p>203563928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1980" calcext:value-type="float">
            <text:p>1980</text:p>
          </table:table-cell>
          <table:table-cell table:number-columns-repeated="3"/>
          <table:table-cell office:value-type="float" office:value="0.709999978542328" calcext:value-type="float">
            <text:p>0.7099999785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248513936" calcext:value-type="float">
            <text:p>248513936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959" calcext:value-type="float">
            <text:p>1959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288383007" calcext:value-type="float">
            <text:p>288383007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938" calcext:value-type="float">
            <text:p>1938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.45000004768372" calcext:value-type="float">
            <text:p>1.4500000477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328329086" calcext:value-type="float">
            <text:p>328329086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918" calcext:value-type="float">
            <text:p>1918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1.45000004768372" calcext:value-type="float">
            <text:p>1.4500000477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367469072" calcext:value-type="float">
            <text:p>367469072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898" calcext:value-type="float">
            <text:p>1898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1.45000004768372" calcext:value-type="float">
            <text:p>1.4500000477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407035112" calcext:value-type="float">
            <text:p>407035112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879" calcext:value-type="float">
            <text:p>1879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1.45000004768372" calcext:value-type="float">
            <text:p>1.4500000477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447173118" calcext:value-type="float">
            <text:p>447173118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862" calcext:value-type="float">
            <text:p>1862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1.42999994754791" calcext:value-type="float">
            <text:p>1.4299999475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487586021" calcext:value-type="float">
            <text:p>487586021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860000014305115" calcext:value-type="float">
            <text:p>0.8600000143</text:p>
          </table:table-cell>
          <table:table-cell office:value-type="float" office:value="1.42999994754791" calcext:value-type="float">
            <text:p>1.4299999475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527437925" calcext:value-type="float">
            <text:p>52743792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824" calcext:value-type="float">
            <text:p>1824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860000014305115" calcext:value-type="float">
            <text:p>0.8600000143</text:p>
          </table:table-cell>
          <table:table-cell office:value-type="float" office:value="1.42999994754791" calcext:value-type="float">
            <text:p>1.4299999475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567101955" calcext:value-type="float">
            <text:p>56710195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807" calcext:value-type="float">
            <text:p>1807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860000014305115" calcext:value-type="float">
            <text:p>0.8600000143</text:p>
          </table:table-cell>
          <table:table-cell office:value-type="float" office:value="1.42999994754791" calcext:value-type="float">
            <text:p>1.4299999475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606977939" calcext:value-type="float">
            <text:p>606977939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789" calcext:value-type="float">
            <text:p>1789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0.860000014305115" calcext:value-type="float">
            <text:p>0.8600000143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647803068" calcext:value-type="float">
            <text:p>647803068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771" calcext:value-type="float">
            <text:p>1771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22000002861023" calcext:value-type="float">
            <text:p>1.22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687067985" calcext:value-type="float">
            <text:p>68706798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752" calcext:value-type="float">
            <text:p>1752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22000002861023" calcext:value-type="float">
            <text:p>1.22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726979970" calcext:value-type="float">
            <text:p>726979970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733" calcext:value-type="float">
            <text:p>1733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22000002861023" calcext:value-type="float">
            <text:p>1.22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768170118" calcext:value-type="float">
            <text:p>768170118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714" calcext:value-type="float">
            <text:p>1714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22000002861023" calcext:value-type="float">
            <text:p>1.22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808300971" calcext:value-type="float">
            <text:p>808300971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694" calcext:value-type="float">
            <text:p>1694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099999666214" calcext:value-type="float">
            <text:p>1.409999966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848139047" calcext:value-type="float">
            <text:p>848139047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674" calcext:value-type="float">
            <text:p>1674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099999666214" calcext:value-type="float">
            <text:p>1.409999966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888756036" calcext:value-type="float">
            <text:p>888756036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652" calcext:value-type="float">
            <text:p>1652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099999666214" calcext:value-type="float">
            <text:p>1.409999966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928083896" calcext:value-type="float">
            <text:p>928083896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631" calcext:value-type="float">
            <text:p>1631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099999666214" calcext:value-type="float">
            <text:p>1.409999966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8" calcext:value-type="float">
            <text:p>1553891358</text:p>
          </table:table-cell>
          <table:table-cell office:value-type="float" office:value="967866897" calcext:value-type="float">
            <text:p>967866897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610" calcext:value-type="float">
            <text:p>1610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7834911" calcext:value-type="float">
            <text:p>7834911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589" calcext:value-type="float">
            <text:p>1589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48896074" calcext:value-type="float">
            <text:p>48896074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567" calcext:value-type="float">
            <text:p>1567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88797092" calcext:value-type="float">
            <text:p>88797092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546" calcext:value-type="float">
            <text:p>1546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128957986" calcext:value-type="float">
            <text:p>128957986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525" calcext:value-type="float">
            <text:p>1525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169286966" calcext:value-type="float">
            <text:p>169286966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504" calcext:value-type="float">
            <text:p>1504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208549976" calcext:value-type="float">
            <text:p>208549976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483" calcext:value-type="float">
            <text:p>1483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248949050" calcext:value-type="float">
            <text:p>248949050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461" calcext:value-type="float">
            <text:p>1461</text:p>
          </table:table-cell>
          <table:table-cell table:number-columns-repeated="3"/>
          <table:table-cell office:value-type="float" office:value="0.72000002861023" calcext:value-type="float">
            <text:p>0.7200000286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289309024" calcext:value-type="float">
            <text:p>289309024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440" calcext:value-type="float">
            <text:p>1440</text:p>
          </table:table-cell>
          <table:table-cell table:number-columns-repeated="3"/>
          <table:table-cell office:value-type="float" office:value="0.730000019073486" calcext:value-type="float">
            <text:p>0.7300000191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329174995" calcext:value-type="float">
            <text:p>32917499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420" calcext:value-type="float">
            <text:p>1420</text:p>
          </table:table-cell>
          <table:table-cell table:number-columns-repeated="3"/>
          <table:table-cell office:value-type="float" office:value="0.730000019073486" calcext:value-type="float">
            <text:p>0.7300000191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369544029" calcext:value-type="float">
            <text:p>369544029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399" calcext:value-type="float">
            <text:p>1399</text:p>
          </table:table-cell>
          <table:table-cell table:number-columns-repeated="3"/>
          <table:table-cell office:value-type="float" office:value="0.730000019073486" calcext:value-type="float">
            <text:p>0.7300000191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409317970" calcext:value-type="float">
            <text:p>409317970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378" calcext:value-type="float">
            <text:p>1378</text:p>
          </table:table-cell>
          <table:table-cell table:number-columns-repeated="3"/>
          <table:table-cell office:value-type="float" office:value="0.730000019073486" calcext:value-type="float">
            <text:p>0.7300000191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449244022" calcext:value-type="float">
            <text:p>449244022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358" calcext:value-type="float">
            <text:p>1358</text:p>
          </table:table-cell>
          <table:table-cell table:number-columns-repeated="3"/>
          <table:table-cell office:value-type="float" office:value="0.730000019073486" calcext:value-type="float">
            <text:p>0.7300000191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489660024" calcext:value-type="float">
            <text:p>489660024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339" calcext:value-type="float">
            <text:p>1339</text:p>
          </table:table-cell>
          <table:table-cell table:number-columns-repeated="3"/>
          <table:table-cell office:value-type="float" office:value="0.730000019073486" calcext:value-type="float">
            <text:p>0.7300000191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529006004" calcext:value-type="float">
            <text:p>529006004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319" calcext:value-type="float">
            <text:p>1319</text:p>
          </table:table-cell>
          <table:table-cell table:number-columns-repeated="3"/>
          <table:table-cell office:value-type="float" office:value="0.730000019073486" calcext:value-type="float">
            <text:p>0.7300000191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569204092" calcext:value-type="float">
            <text:p>569204092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299" calcext:value-type="float">
            <text:p>1299</text:p>
          </table:table-cell>
          <table:table-cell table:number-columns-repeated="3"/>
          <table:table-cell office:value-type="float" office:value="0.730000019073486" calcext:value-type="float">
            <text:p>0.7300000191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office:value-type="float" office:value="1553891359" calcext:value-type="float">
            <text:p>1553891359</text:p>
          </table:table-cell>
          <table:table-cell office:value-type="float" office:value="609261035" calcext:value-type="float">
            <text:p>609261035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281" calcext:value-type="float">
            <text:p>1281</text:p>
          </table:table-cell>
          <table:table-cell table:number-columns-repeated="3"/>
          <table:table-cell office:value-type="float" office:value="0.740000009536743" calcext:value-type="float">
            <text:p>0.7400000095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1.44000005722046" calcext:value-type="float">
            <text:p>1.440000057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6000003814697" calcext:value-type="float">
            <text:p>1.460000038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6000003814697" calcext:value-type="float">
            <text:p>1.460000038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6000003814697" calcext:value-type="float">
            <text:p>1.460000038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6000003814697" calcext:value-type="float">
            <text:p>1.460000038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.47000002861023" calcext:value-type="float">
            <text:p>1.4700000286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311074018" calcext:value-type="float">
            <text:p>311074018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349726915" calcext:value-type="float">
            <text:p>349726915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387383937" calcext:value-type="float">
            <text:p>387383937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425385951" calcext:value-type="float">
            <text:p>42538595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463401079" calcext:value-type="float">
            <text:p>463401079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502286911" calcext:value-type="float">
            <text:p>502286911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540460109" calcext:value-type="float">
            <text:p>540460109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578370094" calcext:value-type="float">
            <text:p>578370094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616503000" calcext:value-type="float">
            <text:p>616503000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654453992" calcext:value-type="float">
            <text:p>654453992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692382097" calcext:value-type="float">
            <text:p>692382097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730417966" calcext:value-type="float">
            <text:p>730417966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768369913" calcext:value-type="float">
            <text:p>768369913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806512117" calcext:value-type="float">
            <text:p>806512117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844383955" calcext:value-type="float">
            <text:p>844383955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882457971" calcext:value-type="float">
            <text:p>882457971</text:p>
          </table:table-cell>
          <table:table-cell office:value-type="float" office:value="0.699999988079071" calcext:value-type="float">
            <text:p>0.6999999881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920422077" calcext:value-type="float">
            <text:p>920422077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958353042" calcext:value-type="float">
            <text:p>95835304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1553891288" calcext:value-type="float">
            <text:p>1553891288</text:p>
          </table:table-cell>
          <table:table-cell office:value-type="float" office:value="996387004" calcext:value-type="float">
            <text:p>996387004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34332036" calcext:value-type="float">
            <text:p>3433203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72386026" calcext:value-type="float">
            <text:p>7238602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110335111" calcext:value-type="float">
            <text:p>11033511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148315906" calcext:value-type="float">
            <text:p>14831590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187635898" calcext:value-type="float">
            <text:p>187635898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225384950" calcext:value-type="float">
            <text:p>225384950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263516902" calcext:value-type="float">
            <text:p>26351690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301342010" calcext:value-type="float">
            <text:p>301342010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339410066" calcext:value-type="float">
            <text:p>33941006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377351999" calcext:value-type="float">
            <text:p>377351999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415354967" calcext:value-type="float">
            <text:p>415354967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459100008" calcext:value-type="float">
            <text:p>459100008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498305082" calcext:value-type="float">
            <text:p>49830508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537991046" calcext:value-type="float">
            <text:p>53799104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577848911" calcext:value-type="float">
            <text:p>57784891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616664886" calcext:value-type="float">
            <text:p>61666488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658418893" calcext:value-type="float">
            <text:p>658418893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698117971" calcext:value-type="float">
            <text:p>698117971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737652063" calcext:value-type="float">
            <text:p>737652063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776340007" calcext:value-type="float">
            <text:p>776340007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815258026" calcext:value-type="float">
            <text:p>815258026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854306936" calcext:value-type="float">
            <text:p>854306936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893311023" calcext:value-type="float">
            <text:p>893311023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933227062" calcext:value-type="float">
            <text:p>933227062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1553891289" calcext:value-type="float">
            <text:p>1553891289</text:p>
          </table:table-cell>
          <table:table-cell office:value-type="float" office:value="973191976" calcext:value-type="float">
            <text:p>973191976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13144969" calcext:value-type="float">
            <text:p>13144969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52791118" calcext:value-type="float">
            <text:p>52791118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91713905" calcext:value-type="float">
            <text:p>91713905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130712032" calcext:value-type="float">
            <text:p>130712032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169768095" calcext:value-type="float">
            <text:p>169768095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209314107" calcext:value-type="float">
            <text:p>209314107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248203992" calcext:value-type="float">
            <text:p>248203992</text:p>
          </table:table-cell>
          <table:table-cell office:value-type="float" office:value="0.860000014305115" calcext:value-type="float">
            <text:p>0.8600000143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288583040" calcext:value-type="float">
            <text:p>288583040</text:p>
          </table:table-cell>
          <table:table-cell office:value-type="float" office:value="0.860000014305115" calcext:value-type="float">
            <text:p>0.8600000143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328515052" calcext:value-type="float">
            <text:p>328515052</text:p>
          </table:table-cell>
          <table:table-cell office:value-type="float" office:value="0.860000014305115" calcext:value-type="float">
            <text:p>0.860000014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368737936" calcext:value-type="float">
            <text:p>368737936</text:p>
          </table:table-cell>
          <table:table-cell office:value-type="float" office:value="0.860000014305115" calcext:value-type="float">
            <text:p>0.860000014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407882928" calcext:value-type="float">
            <text:p>407882928</text:p>
          </table:table-cell>
          <table:table-cell office:value-type="float" office:value="1.22000002861023" calcext:value-type="float">
            <text:p>1.22000002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448652029" calcext:value-type="float">
            <text:p>448652029</text:p>
          </table:table-cell>
          <table:table-cell office:value-type="float" office:value="1.22000002861023" calcext:value-type="float">
            <text:p>1.2200000286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487327098" calcext:value-type="float">
            <text:p>487327098</text:p>
          </table:table-cell>
          <table:table-cell office:value-type="float" office:value="1.22000002861023" calcext:value-type="float">
            <text:p>1.220000028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526628017" calcext:value-type="float">
            <text:p>526628017</text:p>
          </table:table-cell>
          <table:table-cell office:value-type="float" office:value="1.22000002861023" calcext:value-type="float">
            <text:p>1.220000028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566291093" calcext:value-type="float">
            <text:p>566291093</text:p>
          </table:table-cell>
          <table:table-cell office:value-type="float" office:value="1.4099999666214" calcext:value-type="float">
            <text:p>1.409999966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605792045" calcext:value-type="float">
            <text:p>605792045</text:p>
          </table:table-cell>
          <table:table-cell office:value-type="float" office:value="1.4099999666214" calcext:value-type="float">
            <text:p>1.409999966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645052909" calcext:value-type="float">
            <text:p>645052909</text:p>
          </table:table-cell>
          <table:table-cell office:value-type="float" office:value="1.4099999666214" calcext:value-type="float">
            <text:p>1.409999966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685039043" calcext:value-type="float">
            <text:p>685039043</text:p>
          </table:table-cell>
          <table:table-cell office:value-type="float" office:value="1.4099999666214" calcext:value-type="float">
            <text:p>1.409999966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725009918" calcext:value-type="float">
            <text:p>725009918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764883995" calcext:value-type="float">
            <text:p>764883995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805785894" calcext:value-type="float">
            <text:p>805785894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846179008" calcext:value-type="float">
            <text:p>846179008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885926008" calcext:value-type="float">
            <text:p>885926008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926103115" calcext:value-type="float">
            <text:p>926103115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0" calcext:value-type="float">
            <text:p>1553891290</text:p>
          </table:table-cell>
          <table:table-cell office:value-type="float" office:value="966865062" calcext:value-type="float">
            <text:p>966865062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7793903" calcext:value-type="float">
            <text:p>7793903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47677040" calcext:value-type="float">
            <text:p>47677040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87265014" calcext:value-type="float">
            <text:p>87265014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127718925" calcext:value-type="float">
            <text:p>127718925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167834997" calcext:value-type="float">
            <text:p>167834997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208019971" calcext:value-type="float">
            <text:p>208019971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248864889" calcext:value-type="float">
            <text:p>248864889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288929939" calcext:value-type="float">
            <text:p>288929939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328689098" calcext:value-type="float">
            <text:p>328689098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368807077" calcext:value-type="float">
            <text:p>368807077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409917116" calcext:value-type="float">
            <text:p>409917116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451204061" calcext:value-type="float">
            <text:p>451204061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491262912" calcext:value-type="float">
            <text:p>491262912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530620098" calcext:value-type="float">
            <text:p>530620098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571063995" calcext:value-type="float">
            <text:p>571063995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612262964" calcext:value-type="float">
            <text:p>612262964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653369903" calcext:value-type="float">
            <text:p>653369903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692800045" calcext:value-type="float">
            <text:p>692800045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733911037" calcext:value-type="float">
            <text:p>733911037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774574995" calcext:value-type="float">
            <text:p>774574995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815340995" calcext:value-type="float">
            <text:p>815340995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854836940" calcext:value-type="float">
            <text:p>854836940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895431995" calcext:value-type="float">
            <text:p>895431995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935508966" calcext:value-type="float">
            <text:p>935508966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1" calcext:value-type="float">
            <text:p>1553891291</text:p>
          </table:table-cell>
          <table:table-cell office:value-type="float" office:value="975500106" calcext:value-type="float">
            <text:p>975500106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2" calcext:value-type="float">
            <text:p>1553891292</text:p>
          </table:table-cell>
          <table:table-cell office:value-type="float" office:value="14950990" calcext:value-type="float">
            <text:p>14950990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2" calcext:value-type="float">
            <text:p>1553891292</text:p>
          </table:table-cell>
          <table:table-cell office:value-type="float" office:value="56889057" calcext:value-type="float">
            <text:p>56889057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2" calcext:value-type="float">
            <text:p>1553891292</text:p>
          </table:table-cell>
          <table:table-cell office:value-type="float" office:value="97526073" calcext:value-type="float">
            <text:p>97526073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2" calcext:value-type="float">
            <text:p>1553891292</text:p>
          </table:table-cell>
          <table:table-cell office:value-type="float" office:value="137168884" calcext:value-type="float">
            <text:p>137168884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53891292" calcext:value-type="float">
            <text:p>1553891292</text:p>
          </table:table-cell>
          <table:table-cell office:value-type="float" office:value="178003072" calcext:value-type="float">
            <text:p>178003072</text:p>
          </table:table-cell>
          <table:table-cell office:value-type="float" office:value="1.47000002861023" calcext:value-type="float">
            <text:p>1.4700000286</text:p>
          </table:table-cell>
          <table:table-cell office:value-type="float" office:value="545" calcext:value-type="float">
            <text:p>545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621061086" calcext:value-type="float">
            <text:p>62106108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659477949" calcext:value-type="float">
            <text:p>659477949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697279930" calcext:value-type="float">
            <text:p>697279930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735311031" calcext:value-type="float">
            <text:p>735311031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773341894" calcext:value-type="float">
            <text:p>773341894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811572074" calcext:value-type="float">
            <text:p>811572074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849275112" calcext:value-type="float">
            <text:p>84927511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887252092" calcext:value-type="float">
            <text:p>88725209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925242900" calcext:value-type="float">
            <text:p>925242900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1553891413" calcext:value-type="float">
            <text:p>1553891413</text:p>
          </table:table-cell>
          <table:table-cell office:value-type="float" office:value="963304996" calcext:value-type="float">
            <text:p>963304996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1256942" calcext:value-type="float">
            <text:p>125694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39253950" calcext:value-type="float">
            <text:p>39253950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77250003" calcext:value-type="float">
            <text:p>77250003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115231990" calcext:value-type="float">
            <text:p>115231990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153244972" calcext:value-type="float">
            <text:p>15324497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191236972" calcext:value-type="float">
            <text:p>19123697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229232072" calcext:value-type="float">
            <text:p>229232072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267304897" calcext:value-type="float">
            <text:p>267304897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306919097" calcext:value-type="float">
            <text:p>306919097</text:p>
          </table:table-cell>
          <table:table-cell office:value-type="float" office:value="0.709999978542328" calcext:value-type="float">
            <text:p>0.7099999785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345273017" calcext:value-type="float">
            <text:p>345273017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389892101" calcext:value-type="float">
            <text:p>389892101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429733037" calcext:value-type="float">
            <text:p>429733037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469634056" calcext:value-type="float">
            <text:p>469634056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508090019" calcext:value-type="float">
            <text:p>508090019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548023939" calcext:value-type="float">
            <text:p>548023939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587272882" calcext:value-type="float">
            <text:p>587272882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626194000" calcext:value-type="float">
            <text:p>626194000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665399074" calcext:value-type="float">
            <text:p>665399074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704844951" calcext:value-type="float">
            <text:p>704844951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744455099" calcext:value-type="float">
            <text:p>744455099</text:p>
          </table:table-cell>
          <table:table-cell office:value-type="float" office:value="0.740000009536743" calcext:value-type="float">
            <text:p>0.7400000095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783806085" calcext:value-type="float">
            <text:p>783806085</text:p>
          </table:table-cell>
          <table:table-cell office:value-type="float" office:value="0.759999990463257" calcext:value-type="float">
            <text:p>0.7599999905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823839902" calcext:value-type="float">
            <text:p>823839902</text:p>
          </table:table-cell>
          <table:table-cell office:value-type="float" office:value="0.759999990463257" calcext:value-type="float">
            <text:p>0.759999990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862982034" calcext:value-type="float">
            <text:p>862982034</text:p>
          </table:table-cell>
          <table:table-cell office:value-type="float" office:value="0.759999990463257" calcext:value-type="float">
            <text:p>0.759999990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902504920" calcext:value-type="float">
            <text:p>902504920</text:p>
          </table:table-cell>
          <table:table-cell office:value-type="float" office:value="0.759999990463257" calcext:value-type="float">
            <text:p>0.759999990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941979885" calcext:value-type="float">
            <text:p>941979885</text:p>
          </table:table-cell>
          <table:table-cell office:value-type="float" office:value="0.870000004768372" calcext:value-type="float">
            <text:p>0.8700000048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553891414" calcext:value-type="float">
            <text:p>1553891414</text:p>
          </table:table-cell>
          <table:table-cell office:value-type="float" office:value="981806993" calcext:value-type="float">
            <text:p>981806993</text:p>
          </table:table-cell>
          <table:table-cell office:value-type="float" office:value="0.870000004768372" calcext:value-type="float">
            <text:p>0.870000004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21769046" calcext:value-type="float">
            <text:p>21769046</text:p>
          </table:table-cell>
          <table:table-cell office:value-type="float" office:value="0.870000004768372" calcext:value-type="float">
            <text:p>0.870000004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61610937" calcext:value-type="float">
            <text:p>61610937</text:p>
          </table:table-cell>
          <table:table-cell office:value-type="float" office:value="0.870000004768372" calcext:value-type="float">
            <text:p>0.870000004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100301027" calcext:value-type="float">
            <text:p>100301027</text:p>
          </table:table-cell>
          <table:table-cell office:value-type="float" office:value="1.35000002384186" calcext:value-type="float">
            <text:p>1.350000023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140304088" calcext:value-type="float">
            <text:p>140304088</text:p>
          </table:table-cell>
          <table:table-cell office:value-type="float" office:value="1.35000002384186" calcext:value-type="float">
            <text:p>1.350000023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179785966" calcext:value-type="float">
            <text:p>179785966</text:p>
          </table:table-cell>
          <table:table-cell office:value-type="float" office:value="1.35000002384186" calcext:value-type="float">
            <text:p>1.350000023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219655990" calcext:value-type="float">
            <text:p>219655990</text:p>
          </table:table-cell>
          <table:table-cell office:value-type="float" office:value="1.35000002384186" calcext:value-type="float">
            <text:p>1.350000023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258578062" calcext:value-type="float">
            <text:p>258578062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297507047" calcext:value-type="float">
            <text:p>297507047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336621046" calcext:value-type="float">
            <text:p>336621046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376034975" calcext:value-type="float">
            <text:p>376034975</text:p>
          </table:table-cell>
          <table:table-cell office:value-type="float" office:value="1.45000004768372" calcext:value-type="float">
            <text:p>1.450000047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416136980" calcext:value-type="float">
            <text:p>416136980</text:p>
          </table:table-cell>
          <table:table-cell office:value-type="float" office:value="1.45000004768372" calcext:value-type="float">
            <text:p>1.450000047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454988956" calcext:value-type="float">
            <text:p>454988956</text:p>
          </table:table-cell>
          <table:table-cell office:value-type="float" office:value="1.45000004768372" calcext:value-type="float">
            <text:p>1.450000047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494519948" calcext:value-type="float">
            <text:p>494519948</text:p>
          </table:table-cell>
          <table:table-cell office:value-type="float" office:value="1.45000004768372" calcext:value-type="float">
            <text:p>1.450000047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534395933" calcext:value-type="float">
            <text:p>534395933</text:p>
          </table:table-cell>
          <table:table-cell office:value-type="float" office:value="1.42999994754791" calcext:value-type="float">
            <text:p>1.42999994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573579072" calcext:value-type="float">
            <text:p>573579072</text:p>
          </table:table-cell>
          <table:table-cell office:value-type="float" office:value="1.42999994754791" calcext:value-type="float">
            <text:p>1.42999994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613501071" calcext:value-type="float">
            <text:p>613501071</text:p>
          </table:table-cell>
          <table:table-cell office:value-type="float" office:value="1.42999994754791" calcext:value-type="float">
            <text:p>1.42999994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654314041" calcext:value-type="float">
            <text:p>654314041</text:p>
          </table:table-cell>
          <table:table-cell office:value-type="float" office:value="1.42999994754791" calcext:value-type="float">
            <text:p>1.42999994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694140911" calcext:value-type="float">
            <text:p>694140911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734055042" calcext:value-type="float">
            <text:p>734055042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773794889" calcext:value-type="float">
            <text:p>773794889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813055992" calcext:value-type="float">
            <text:p>813055992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853432893" calcext:value-type="float">
            <text:p>853432893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893498897" calcext:value-type="float">
            <text:p>893498897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932781934" calcext:value-type="float">
            <text:p>932781934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5" calcext:value-type="float">
            <text:p>1553891415</text:p>
          </table:table-cell>
          <table:table-cell office:value-type="float" office:value="972536087" calcext:value-type="float">
            <text:p>972536087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11550903" calcext:value-type="float">
            <text:p>11550903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50493955" calcext:value-type="float">
            <text:p>50493955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90543985" calcext:value-type="float">
            <text:p>90543985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130429029" calcext:value-type="float">
            <text:p>130429029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169336080" calcext:value-type="float">
            <text:p>169336080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208890914" calcext:value-type="float">
            <text:p>208890914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249389886" calcext:value-type="float">
            <text:p>249389886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289200067" calcext:value-type="float">
            <text:p>289200067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329525947" calcext:value-type="float">
            <text:p>329525947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370721101" calcext:value-type="float">
            <text:p>370721101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411849975" calcext:value-type="float">
            <text:p>411849975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452111005" calcext:value-type="float">
            <text:p>452111005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491216897" calcext:value-type="float">
            <text:p>491216897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531750917" calcext:value-type="float">
            <text:p>531750917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573051929" calcext:value-type="float">
            <text:p>573051929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613743066" calcext:value-type="float">
            <text:p>613743066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653578042" calcext:value-type="float">
            <text:p>653578042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53891416" calcext:value-type="float">
            <text:p>1553891416</text:p>
          </table:table-cell>
          <table:table-cell office:value-type="float" office:value="692907094" calcext:value-type="float">
            <text:p>692907094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276" calcext:value-type="float">
            <text:p>276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287642955" calcext:value-type="float">
            <text:p>28764295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326370000" calcext:value-type="float">
            <text:p>326370000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364077091" calcext:value-type="float">
            <text:p>364077091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402065038" calcext:value-type="float">
            <text:p>402065038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440093994" calcext:value-type="float">
            <text:p>440093994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480645895" calcext:value-type="float">
            <text:p>48064589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519076108" calcext:value-type="float">
            <text:p>519076108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557167053" calcext:value-type="float">
            <text:p>557167053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595043897" calcext:value-type="float">
            <text:p>595043897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633140087" calcext:value-type="float">
            <text:p>633140087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671044111" calcext:value-type="float">
            <text:p>671044111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709121942" calcext:value-type="float">
            <text:p>709121942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747172117" calcext:value-type="float">
            <text:p>747172117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785058975" calcext:value-type="float">
            <text:p>78505897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823152065" calcext:value-type="float">
            <text:p>82315206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861150979" calcext:value-type="float">
            <text:p>861150979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899070024" calcext:value-type="float">
            <text:p>899070024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937033891" calcext:value-type="float">
            <text:p>937033891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553891452" calcext:value-type="float">
            <text:p>1553891452</text:p>
          </table:table-cell>
          <table:table-cell office:value-type="float" office:value="981225013" calcext:value-type="float">
            <text:p>981225013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842" calcext:value-type="float">
            <text:p>1842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553891487" calcext:value-type="float">
            <text:p>1553891487</text:p>
          </table:table-cell>
          <table:table-cell office:value-type="float" office:value="738019943" calcext:value-type="float">
            <text:p>738019943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3891487" calcext:value-type="float">
            <text:p>1553891487</text:p>
          </table:table-cell>
          <table:table-cell office:value-type="float" office:value="776177883" calcext:value-type="float">
            <text:p>776177883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53891487" calcext:value-type="float">
            <text:p>1553891487</text:p>
          </table:table-cell>
          <table:table-cell office:value-type="float" office:value="814039945" calcext:value-type="float">
            <text:p>814039945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553891487" calcext:value-type="float">
            <text:p>1553891487</text:p>
          </table:table-cell>
          <table:table-cell office:value-type="float" office:value="852051019" calcext:value-type="float">
            <text:p>852051019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1553891487" calcext:value-type="float">
            <text:p>1553891487</text:p>
          </table:table-cell>
          <table:table-cell office:value-type="float" office:value="890161991" calcext:value-type="float">
            <text:p>890161991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1553891487" calcext:value-type="float">
            <text:p>1553891487</text:p>
          </table:table-cell>
          <table:table-cell office:value-type="float" office:value="928364038" calcext:value-type="float">
            <text:p>928364038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1553891487" calcext:value-type="float">
            <text:p>1553891487</text:p>
          </table:table-cell>
          <table:table-cell office:value-type="float" office:value="966075897" calcext:value-type="float">
            <text:p>966075897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4014015" calcext:value-type="float">
            <text:p>4014015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42114019" calcext:value-type="float">
            <text:p>42114019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80023050" calcext:value-type="float">
            <text:p>80023050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118067026" calcext:value-type="float">
            <text:p>118067026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156024932" calcext:value-type="float">
            <text:p>156024932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194086074" calcext:value-type="float">
            <text:p>194086074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232013940" calcext:value-type="float">
            <text:p>232013940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270009994" calcext:value-type="float">
            <text:p>270009994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308233022" calcext:value-type="float">
            <text:p>308233022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351969003" calcext:value-type="float">
            <text:p>351969003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390955924" calcext:value-type="float">
            <text:p>390955924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1553891488" calcext:value-type="float">
            <text:p>1553891488</text:p>
          </table:table-cell>
          <table:table-cell office:value-type="float" office:value="430253028" calcext:value-type="float">
            <text:p>430253028</text:p>
          </table:table-cell>
          <table:table-cell office:value-type="float" office:value="0.730000019073486" calcext:value-type="float">
            <text:p>0.7300000191</text:p>
          </table:table-cell>
          <table:table-cell office:value-type="float" office:value="1610" calcext:value-type="float">
            <text:p>16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/00/0000</text:date>, <text:time style:data-style-name="N2" text:time-value="14:54:16.652288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9T14:55:33.954143674</dc:date>
    <meta:editing-duration>PT10M10S</meta:editing-duration>
    <meta:editing-cycles>2</meta:editing-cycles>
    <meta:generator>LibreOffice/5.1.6.2$Linux_X86_64 LibreOffice_project/10m0$Build-2</meta:generator>
    <meta:document-statistic meta:table-count="5" meta:cell-count="14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pwm_22.H1:pwm_22.I99" svg:x="0.32cm" svg:y="0.18cm" svg:width="12.508cm" svg:height="8.64cm">
          <chartooo:coordinate-region svg:x="1.047cm" svg:y="0.379cm" svg:width="11.78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wm_22.H1:pwm_22.H99" chart:class="chart:line">
            <chart:data-point chart:repeated="99"/>
          </chart:series>
          <chart:series chart:style-name="ch7" chart:values-cell-range-address="pwm_22.I1:pwm_22.I99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9999978542328">
                <text:p>0.709999978542328</text:p>
                <draw:g>
                  <svg:desc>pwm_22.H1:pwm_22.H99</svg:desc>
                </draw:g>
              </table:table-cell>
              <table:table-cell office:value-type="float" office:value="0.709999978542328">
                <text:p>0.709999978542328</text:p>
                <draw:g>
                  <svg:desc>pwm_22.I1:pwm_22.I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699999988079071">
                <text:p>0.6999999880790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09999978542328">
                <text:p>0.709999978542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40000009536743">
                <text:p>0.7400000095367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40000009536743">
                <text:p>0.7400000095367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740000009536743">
                <text:p>0.740000009536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740000009536743">
                <text:p>0.740000009536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769999980926514">
                <text:p>0.76999998092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769999980926514">
                <text:p>0.769999980926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769999980926514">
                <text:p>0.7699999809265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769999980926514">
                <text:p>0.769999980926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860000014305115">
                <text:p>0.8600000143051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860000014305115">
                <text:p>0.860000014305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860000014305115">
                <text:p>0.860000014305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860000014305115">
                <text:p>0.860000014305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22000002861023">
                <text:p>1.22000002861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22000002861023">
                <text:p>1.22000002861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22000002861023">
                <text:p>1.220000028610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22000002861023">
                <text:p>1.22000002861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099999666214">
                <text:p>1.40999996662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099999666214">
                <text:p>1.4099999666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099999666214">
                <text:p>1.4099999666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099999666214">
                <text:p>1.4099999666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40000009536743">
                <text:p>0.740000009536743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.46000003814697">
                <text:p>1.460000038146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.47000002861023">
                <text:p>1.47000002861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pwm_22.J1:pwm_22.K79" svg:x="0.32cm" svg:y="0.18cm" svg:width="12.508cm" svg:height="8.64cm">
          <chartooo:coordinate-region svg:x="1.047cm" svg:y="0.379cm" svg:width="11.78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wm_22.J1:pwm_22.J79" chart:class="chart:line">
            <chart:data-point chart:repeated="79"/>
          </chart:series>
          <chart:series chart:style-name="ch7" chart:values-cell-range-address="pwm_22.K1:pwm_22.K79" chart:class="chart:line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9999978542328">
                <text:p>0.709999978542328</text:p>
                <draw:g>
                  <svg:desc>pwm_22.J1:pwm_22.J79</svg:desc>
                </draw:g>
              </table:table-cell>
              <table:table-cell office:value-type="float" office:value="0.72000002861023">
                <text:p>0.72000002861023</text:p>
                <draw:g>
                  <svg:desc>pwm_22.K1:pwm_22.K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9999978542328">
                <text:p>0.709999978542328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40000009536743">
                <text:p>0.74000000953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0000009536743">
                <text:p>0.74000000953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40000009536743">
                <text:p>0.74000000953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0000009536743">
                <text:p>0.740000009536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9999990463257">
                <text:p>0.75999999046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9999990463257">
                <text:p>0.75999999046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9999990463257">
                <text:p>0.75999999046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9999990463257">
                <text:p>0.759999990463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70000004768372">
                <text:p>0.87000000476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0000004768372">
                <text:p>0.87000000476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0000004768372">
                <text:p>0.87000000476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0000004768372">
                <text:p>0.87000000476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5000002384186">
                <text:p>1.35000002384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5000002384186">
                <text:p>1.35000002384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5000002384186">
                <text:p>1.35000002384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5000002384186">
                <text:p>1.35000002384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5000004768372">
                <text:p>1.4500000476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000004768372">
                <text:p>1.4500000476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5000004768372">
                <text:p>1.4500000476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5000004768372">
                <text:p>1.4500000476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2999994754791">
                <text:p>1.4299999475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2999994754791">
                <text:p>1.4299999475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2999994754791">
                <text:p>1.4299999475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2999994754791">
                <text:p>1.4299999475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4000005722046">
                <text:p>1.440000057220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pwm_22.K1:pwm_22.L19" svg:x="0.32cm" svg:y="0.18cm" svg:width="12.508cm" svg:height="8.64cm">
          <chartooo:coordinate-region svg:x="1.418cm" svg:y="0.379cm" svg:width="11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wm_22.K1:pwm_22.K19" chart:class="chart:line">
            <chart:data-point chart:repeated="19"/>
          </chart:series>
          <chart:series chart:style-name="ch7" chart:values-cell-range-address="pwm_22.L1:pwm_22.L19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000002861023">
                <text:p>0.72000002861023</text:p>
                <draw:g>
                  <svg:desc>pwm_22.K1:pwm_22.K19</svg:desc>
                </draw:g>
              </table:table-cell>
              <table:table-cell office:value-type="float" office:value="0.72000002861023">
                <text:p>0.72000002861023</text:p>
                <draw:g>
                  <svg:desc>pwm_22.L1:pwm_22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000002861023">
                <text:p>0.72000002861023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2000002861023">
                <text:p>0.72000002861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30000019073486">
                <text:p>0.730000019073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0000019073486">
                <text:p>0.730000019073486</text:p>
              </table:table-cell>
              <table:table-cell office:value-type="float" office:value="0.730000019073486">
                <text:p>0.7300000190734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